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ptos" fo:font-weight="bold" style:font-weight-asian="bold" style:font-weight-complex="bold"/>
    </style:style>
    <style:style style:name="P2" style:parent-style-name="Normal" style:family="paragraph">
      <style:text-properties style:font-name="Aptos" fo:font-weight="bold" style:font-weight-asian="bold" style:font-weight-complex="bold"/>
    </style:style>
    <style:style style:name="P3" style:parent-style-name="Normal" style:family="paragraph">
      <style:text-properties style:font-name="Aptos" fo:font-weight="bold" style:font-weight-asian="bold" style:font-weight-complex="bold" style:text-underline-type="single" style:text-underline-style="solid" style:text-underline-width="auto" style:text-underline-mode="continuous"/>
    </style:style>
    <style:style style:name="P4" style:parent-style-name="Normal" style:family="paragraph">
      <style:text-properties style:font-name="Aptos" fo:font-weight="bold" style:font-weight-asian="bold" style:font-weight-complex="bold" fo:font-size="14pt" style:font-size-asian="14pt" style:font-size-complex="14pt"/>
    </style:style>
    <style:style style:name="T5" style:parent-style-name="Fuentedepárrafopredeter." style:family="text">
      <style:text-properties style:font-name="Aptos" fo:font-weight="bold" style:font-weight-asian="bold" style:font-weight-complex="bold"/>
    </style:style>
    <style:style style:name="T6" style:parent-style-name="Fuentedepárrafopredeter." style:family="text">
      <style:text-properties style:font-name="Aptos"/>
    </style:style>
    <style:style style:name="T7" style:parent-style-name="Fuentedepárrafopredeter." style:family="text">
      <style:text-properties style:font-name="Aptos" fo:font-weight="bold" style:font-weight-asian="bold" style:font-weight-complex="bold"/>
    </style:style>
    <style:style style:name="T8" style:parent-style-name="Fuentedepárrafopredeter." style:family="text">
      <style:text-properties style:font-name="Aptos" fo:font-weight="bold" style:font-weight-asian="bold" style:font-weight-complex="bold"/>
    </style:style>
    <style:style style:name="T9" style:parent-style-name="Fuentedepárrafopredeter." style:family="text">
      <style:text-properties style:font-name="Aptos" fo:font-weight="bold" style:font-weight-asian="bold" style:font-weight-complex="bold"/>
    </style:style>
    <style:style style:name="T10" style:parent-style-name="Fuentedepárrafopredeter." style:family="text">
      <style:text-properties style:font-name="Aptos"/>
    </style:style>
    <style:style style:name="T11" style:parent-style-name="Fuentedepárrafopredeter." style:family="text">
      <style:text-properties style:font-name="Aptos"/>
    </style:style>
    <style:style style:name="T12" style:parent-style-name="Fuentedepárrafopredeter." style:family="text">
      <style:text-properties style:font-name="Aptos"/>
    </style:style>
    <style:style style:name="T13" style:parent-style-name="Fuentedepárrafopredeter." style:family="text">
      <style:text-properties style:font-name="Aptos" fo:font-weight="bold" style:font-weight-asian="bold" style:font-weight-complex="bold"/>
    </style:style>
    <style:style style:name="T14" style:parent-style-name="Fuentedepárrafopredeter." style:family="text">
      <style:text-properties style:font-name="Aptos"/>
    </style:style>
    <style:style style:name="T15" style:parent-style-name="Fuentedepárrafopredeter." style:family="text">
      <style:text-properties style:font-name="Aptos" fo:font-weight="bold" style:font-weight-asian="bold" style:font-weight-complex="bold"/>
    </style:style>
    <style:style style:name="P16" style:parent-style-name="Normal" style:family="paragraph">
      <style:text-properties style:font-name="Aptos" fo:font-weight="bold" style:font-weight-asian="bold" style:font-weight-complex="bold"/>
    </style:style>
    <style:style style:name="P17" style:parent-style-name="Normal" style:family="paragraph">
      <style:text-properties style:font-name="Aptos" fo:font-weight="bold" style:font-weight-asian="bold" style:font-weight-complex="bold" fo:font-size="14pt" style:font-size-asian="14pt" style:font-size-complex="14pt"/>
    </style:style>
    <style:style style:name="T18" style:parent-style-name="Fuentedepárrafopredeter." style:family="text">
      <style:text-properties style:font-name="Aptos" fo:font-weight="bold" style:font-weight-asian="bold" style:font-weight-complex="bold"/>
    </style:style>
    <style:style style:name="T19" style:parent-style-name="Fuentedepárrafopredeter." style:family="text">
      <style:text-properties style:font-name="Aptos" fo:font-weight="bold" style:font-weight-asian="bold" style:font-weight-complex="bold"/>
    </style:style>
    <style:style style:name="T20" style:parent-style-name="Fuentedepárrafopredeter." style:family="text">
      <style:text-properties style:font-name="Aptos" fo:font-weight="bold" style:font-weight-asian="bold" style:font-weight-complex="bold"/>
    </style:style>
    <style:style style:name="T21" style:parent-style-name="Fuentedepárrafopredeter." style:family="text">
      <style:text-properties style:font-name="Aptos"/>
    </style:style>
    <style:style style:name="T22" style:parent-style-name="Fuentedepárrafopredeter." style:family="text">
      <style:text-properties style:font-name="Aptos"/>
    </style:style>
    <style:style style:name="T23" style:parent-style-name="Fuentedepárrafopredeter." style:family="text">
      <style:text-properties style:font-name="Aptos"/>
    </style:style>
    <style:style style:name="T24" style:parent-style-name="Fuentedepárrafopredeter." style:family="text">
      <style:text-properties style:font-name="Aptos"/>
    </style:style>
    <style:style style:name="T25" style:parent-style-name="Fuentedepárrafopredeter." style:family="text">
      <style:text-properties style:font-name="Aptos"/>
    </style:style>
    <style:style style:name="T26" style:parent-style-name="Fuentedepárrafopredeter." style:family="text">
      <style:text-properties style:font-name="Aptos" fo:font-weight="bold" style:font-weight-asian="bold" style:font-weight-complex="bold"/>
    </style:style>
    <style:style style:name="T27" style:parent-style-name="Fuentedepárrafopredeter." style:family="text">
      <style:text-properties style:font-name="Aptos"/>
    </style:style>
    <style:style style:name="T28" style:parent-style-name="Fuentedepárrafopredeter." style:family="text">
      <style:text-properties style:font-name="Aptos" fo:font-weight="bold" style:font-weight-asian="bold" style:font-weight-complex="bold"/>
    </style:style>
    <style:style style:name="T29" style:parent-style-name="Fuentedepárrafopredeter." style:family="text">
      <style:text-properties style:font-name="Aptos"/>
    </style:style>
    <style:style style:name="T30" style:parent-style-name="Fuentedepárrafopredeter." style:family="text">
      <style:text-properties style:font-name="Aptos"/>
    </style:style>
    <style:style style:name="T31" style:parent-style-name="Fuentedepárrafopredeter." style:family="text">
      <style:text-properties style:font-name="Aptos"/>
    </style:style>
    <style:style style:name="T32" style:parent-style-name="Fuentedepárrafopredeter." style:family="text">
      <style:text-properties style:font-name="Aptos"/>
    </style:style>
    <style:style style:name="T33" style:parent-style-name="Fuentedepárrafopredeter." style:family="text">
      <style:text-properties style:font-name="Aptos"/>
    </style:style>
    <style:style style:name="T34" style:parent-style-name="Fuentedepárrafopredeter." style:family="text">
      <style:text-properties style:font-name="Aptos" fo:font-weight="bold" style:font-weight-asian="bold" style:font-weight-complex="bold"/>
    </style:style>
    <style:style style:name="T35" style:parent-style-name="Fuentedepárrafopredeter." style:family="text">
      <style:text-properties style:font-name="Aptos"/>
    </style:style>
    <style:style style:name="P36" style:parent-style-name="Normal" style:family="paragraph">
      <style:text-properties style:font-name="Aptos" fo:font-weight="bold" style:font-weight-asian="bold" style:font-weight-complex="bold"/>
    </style:style>
    <style:style style:name="P37" style:parent-style-name="Normal" style:family="paragraph">
      <style:text-properties style:font-name="Aptos" fo:font-weight="bold" style:font-weight-asian="bold" style:font-weight-complex="bold"/>
    </style:style>
  </office:automatic-styles>
  <office:body>
    <office:text text:use-soft-page-breaks="true">
      <text:p text:style-name="P1">Jose María Fernández Saavedra 1DAW</text:p>
      <text:p text:style-name="P2">Una empresa desea incorporarlas THD en la gestión de su personal. Indica que ideas se te ocurren para el departamento de RRHH se transforme digitalmente tanto en la selección como en la<text:s/>formación</text:p>
      <text:p text:style-name="P3"/>
      <text:p text:style-name="P4">1. Selección de Personal:</text:p>
      <text:p text:style-name="Normal"><text:span text:style-name="T5">Chatbots de Asistencia</text:span><text:span text:style-name="T6">: Integrar chatbots para responder preguntas frecuentes de los candidatos, orientándolos en el proceso de selección y automatizando las respuestas sobre la empresa, beneficios y requisitos de los puestos.</text:span></text:p>
      <text:p text:style-name="Normal"><text:span text:style-name="T7">Entrevistas</text:span><text:span text:style-name="T8"><text:s/>interactivas</text:span><text:span text:style-name="T9">:<text:s/></text:span><text:span text:style-name="T10">Utilizar técnicas de<text:s/></text:span><text:span text:style-name="T11">interacción<text:s/></text:span><text:span text:style-name="T12">para evaluar las habilidades técnicas y blandas de los candidatos mediante simulaciones o mini-juegos que se adapten al puesto. Esto es útil para analizar la toma de decisiones y el trabajo en equipo.</text:span></text:p>
      <text:p text:style-name="Normal"><text:span text:style-name="T13">Pruebas Técnicas Automatizadas en Línea</text:span><text:span text:style-name="T14">: Incorporar pruebas de habilidades en plataformas en línea que ofrezcan ejercicios prácticos personalizados para cada posición, con análisis automático de resultados</text:span><text:span text:style-name="T15">.</text:span></text:p>
      <text:p text:style-name="P16"/>
      <text:p text:style-name="P17">2. Formación y Desarrollo de Personal:</text:p>
      <text:p text:style-name="Normal"><text:span text:style-name="T18">Plataformas d</text:span><text:span text:style-name="T19">igitales de</text:span><text:span text:style-name="T20"><text:s/>Microaprendizaje:<text:s/></text:span><text:span text:style-name="T21">Crear una plataforma de formación en línea con cursos modulares para aprender en períodos cortos y accesibles desde cualquier dispositivo.<text:s/></text:span><text:span text:style-name="T22">Esto se centra en<text:s/></text:span><text:span text:style-name="T23">videos cortos, quiz</text:span><text:span text:style-name="T24">, y demás, lo que</text:span><text:span text:style-name="T25"><text:s/>es ideal para mejorar la retención de conocimientos.</text:span></text:p>
      <text:p text:style-name="Normal"><text:span text:style-name="T26">IA para Personalización de Rutas de Aprendizaje:<text:s/></text:span><text:span text:style-name="T27">Un sistema de IA podría analizar el desempeño y los intereses de los empleados para recomendar cursos específicos, proyectos o materiales de formación adaptados a sus necesidades y estilos de aprendizaje.</text:span></text:p>
      <text:p text:style-name="Normal"><text:span text:style-name="T28">Análisis de Progreso y Competencias con Big Data</text:span><text:span text:style-name="T29">: Utilizar análisis de datos para identificar fortalezas y áreas de mejora en el personal.<text:s/></text:span><text:span text:style-name="T30">Para</text:span><text:span text:style-name="T31"><text:s/></text:span><text:span text:style-name="T32">así poder<text:s/></text:span><text:span text:style-name="T33">crear planes de desarrollo personalizados, enfocando los recursos de formación en los temas que mayor impacto tendrán.</text:span></text:p>
      <text:p text:style-name="Normal"><text:span text:style-name="T34">Plataforma de Mentoría Virtual:<text:s/></text:span><text:span text:style-name="T35">Facilitar el emparejamiento entre mentores y aprendices mediante una plataforma en línea, donde los empleados más experimentados puedan guiar a nuevos miembros del equipo o a quienes busquen desarrollar habilidades específicas.</text:span></text:p>
      <text:p text:style-name="P36"/>
      <text:p text:style-name="P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 María Fernández</meta:initial-creator>
    <dc:creator>Jose María Fernández</dc:creator>
    <meta:creation-date>2024-10-30T17:19:00Z</meta:creation-date>
    <dc:date>2024-10-30T17:27:00Z</dc:date>
    <meta:template xlink:href="Normal" xlink:type="simple"/>
    <meta:editing-cycles>1</meta:editing-cycles>
    <meta:editing-duration>PT480S</meta:editing-duration>
    <meta:document-statistic meta:page-count="1" meta:paragraph-count="4" meta:word-count="318" meta:character-count="2067" meta:row-count="14" meta:non-whitespace-character-count="1753"/>
  </office:meta>
</office:document-meta>
</file>